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aco" svg:font-family="Monaco" style:font-family-generic="modern" style:font-pitch="fixed"/>
    <style:font-face style:name="Baghdad" svg:font-family="Baghdad" style:font-pitch="variable"/>
    <style:font-face style:name="Arial Unicode MS1" svg:font-family="'Arial Unicode MS'" style:font-family-generic="modern" style:font-pitch="variable"/>
    <style:font-face style:name="Monaco1" svg:font-family="Monac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Baghdad" fo:font-size="7pt" style:font-size-asian="6.09999990463257pt" style:font-size-complex="7pt"/>
    </style:style>
    <style:style style:name="P2" style:family="paragraph" style:parent-style-name="Footer">
      <style:paragraph-properties fo:text-align="end" style:justify-single-word="false"/>
    </style:style>
    <style:style style:name="P3" style:family="paragraph" style:parent-style-name="Extracto">
      <style:paragraph-properties fo:text-align="center" style:justify-single-word="false"/>
      <style:text-properties style:font-name="Baghdad" fo:font-size="9pt" fo:font-style="normal" fo:font-weight="bold" style:font-size-asian="9pt" style:font-style-asian="normal" style:font-weight-asian="bold" style:font-size-complex="9pt" style:font-style-complex="normal" style:font-weight-complex="bold"/>
    </style:style>
    <style:style style:name="P4" style:family="paragraph" style:parent-style-name="Standard">
      <style:paragraph-properties fo:line-height="150%" fo:text-align="center" style:justify-single-word="false"/>
      <style:text-properties style:font-name="Baghdad"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Baghdad"/>
    </style:style>
    <style:style style:name="P6" style:family="paragraph" style:parent-style-name="Standard">
      <style:paragraph-properties fo:line-height="150%" fo:text-align="center" style:justify-single-word="false"/>
      <style:text-properties style:font-name="Baghdad"/>
    </style:style>
    <style:style style:name="P7" style:family="paragraph" style:parent-style-name="Standard">
      <style:paragraph-properties fo:line-height="150%" fo:text-align="justify" style:justify-single-word="false"/>
      <style:text-properties style:font-name="Baghdad" fo:font-size="10pt" fo:font-style="normal" fo:font-weight="normal" style:font-size-asian="8.75pt" style:font-style-asian="normal" style:font-weight-asian="normal" style:font-size-complex="10pt" style:font-style-complex="normal" style:font-weight-complex="normal"/>
    </style:style>
    <style:style style:name="P8" style:family="paragraph" style:parent-style-name="Standard">
      <style:paragraph-properties fo:line-height="150%" fo:text-align="center" style:justify-single-word="false"/>
      <style:text-properties style:font-name="Baghdad" fo:font-size="10pt"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line-height="150%" fo:text-align="justify" style:justify-single-word="false"/>
      <style:text-properties style:font-name="Baghdad" fo:font-size="10pt" fo:font-style="normal" style:font-size-asian="8.75pt" style:font-style-asian="normal" style:font-size-complex="10pt" style:font-style-complex="normal"/>
    </style:style>
    <style:style style:name="P10" style:family="paragraph" style:parent-style-name="Standard">
      <style:paragraph-properties fo:line-height="150%" fo:text-align="justify" style:justify-single-word="false"/>
      <style:text-properties style:font-name="Baghdad" fo:font-size="10pt" fo:font-style="italic" fo:font-weight="bold" style:font-size-asian="8.75pt" style:font-style-asian="italic" style:font-weight-asian="bold" style:font-size-complex="10pt" style:font-style-complex="italic" style:font-weight-complex="bold"/>
    </style:style>
    <style:style style:name="P11" style:family="paragraph" style:parent-style-name="Standard">
      <style:paragraph-properties fo:line-height="150%" fo:text-align="justify" style:justify-single-word="false"/>
      <style:text-properties style:font-name="Baghdad" fo:font-size="10pt" style:font-size-asian="8.75pt" style:font-size-complex="10pt"/>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center" style:justify-single-word="false"/>
      <style:text-properties style:text-position="sub 58%" style:font-name="Baghdad" fo:font-size="10pt" fo:font-style="normal" fo:font-weight="normal" style:font-size-asian="8.69999980926514pt" style:font-style-asian="normal" style:font-weight-asian="normal" style:font-size-complex="10pt" style:font-style-complex="normal" style:font-weight-complex="normal"/>
    </style:style>
    <style:style style:name="P14" style:family="paragraph" style:parent-style-name="Standard">
      <style:paragraph-properties fo:line-height="150%" fo:text-align="justify" style:justify-single-word="false"/>
      <style:text-properties style:text-position="sub 58%" style:font-name="Baghdad" fo:font-size="10pt" fo:font-style="normal" fo:font-weight="normal" style:font-size-asian="8.69999980926514pt" style:font-style-asian="normal" style:font-weight-asian="normal" style:font-size-complex="10pt" style:font-style-complex="normal" style:font-weight-complex="normal"/>
    </style:style>
    <style:style style:name="P15" style:family="paragraph" style:parent-style-name="Standard">
      <style:paragraph-properties fo:line-height="150%" fo:text-align="justify" style:justify-single-word="false"/>
      <style:text-properties style:text-position="0% 100%" style:font-name="Baghdad" fo:font-size="10pt" fo:font-style="normal" fo:font-weight="normal" style:font-size-asian="8.69999980926514pt" style:font-style-asian="normal" style:font-weight-asian="normal" style:font-size-complex="10pt" style:font-style-complex="normal" style:font-weight-complex="normal"/>
    </style:style>
    <style:style style:name="P16" style:family="paragraph" style:parent-style-name="Standard">
      <style:paragraph-properties fo:line-height="150%" fo:text-align="justify" style:justify-single-word="false"/>
      <style:text-properties style:text-position="0% 100%" style:font-name="Baghdad" fo:font-size="10pt" fo:font-style="italic" fo:font-weight="bold" style:font-size-asian="8.69999980926514pt" style:font-style-asian="italic" style:font-weight-asian="bold" style:font-size-complex="10pt" style:font-style-complex="italic" style:font-weight-complex="bold"/>
    </style:style>
    <style:style style:name="P17" style:family="paragraph" style:parent-style-name="Gráfico">
      <style:paragraph-properties fo:text-align="center" style:justify-single-word="false"/>
      <style:text-properties style:font-name="Baghdad" fo:font-size="9pt" fo:font-style="normal" fo:font-weight="bold" style:font-size-asian="9pt" style:font-style-asian="normal" style:font-weight-asian="bold" style:font-size-complex="9pt" style:font-style-complex="normal" style:font-weight-complex="bold"/>
    </style:style>
    <style:style style:name="P18" style:family="paragraph" style:parent-style-name="Standard">
      <style:paragraph-properties fo:line-height="150%" fo:text-align="justify" style:justify-single-word="false" fo:padding="0.0291in" fo:border-left="none" fo:border-right="none" fo:border-top="none" fo:border-bottom="0.0138in solid #000000" style:join-border="false"/>
      <style:text-properties style:font-name="Baghdad"/>
    </style:style>
    <style:style style:name="P19" style:family="paragraph" style:parent-style-name="Standard" style:list-style-name="L1">
      <style:paragraph-properties fo:line-height="150%" fo:text-align="justify" style:justify-single-word="false"/>
      <style:text-properties style:font-name="Baghdad" fo:font-size="10pt" fo:font-style="normal" fo:font-weight="normal" style:font-size-asian="8.75pt" style:font-style-asian="normal" style:font-weight-asian="normal" style:font-size-complex="10pt" style:font-style-complex="normal" style:font-weight-complex="normal"/>
    </style:style>
    <style:style style:name="P20" style:family="paragraph" style:parent-style-name="Standard">
      <style:paragraph-properties fo:line-height="150%" fo:text-align="justify" style:justify-single-word="false"/>
    </style:style>
    <style:style style:name="P21" style:family="paragraph">
      <style:paragraph-properties style:text-autospace="none"/>
    </style:style>
    <style:style style:name="P22" style:family="paragraph">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Baghdad" fo:font-size="10pt" fo:font-style="normal" fo:font-weight="normal" style:font-size-asian="8.75pt" style:font-style-asian="normal" style:font-weight-asian="normal" style:font-size-complex="10pt" style:font-style-complex="normal" style:font-weight-complex="normal"/>
    </style:style>
    <style:style style:name="T7" style:family="text">
      <style:text-properties style:font-name="Baghdad" fo:font-size="10pt" fo:font-style="italic" fo:font-weight="normal" style:font-size-asian="8.75pt" style:font-style-asian="italic" style:font-weight-asian="normal" style:font-size-complex="10pt" style:font-style-complex="italic" style:font-weight-complex="normal"/>
    </style:style>
    <style:style style:name="T8" style:family="text">
      <style:text-properties style:text-position="sub 58%"/>
    </style:style>
    <style:style style:name="T9" style:family="text">
      <style:text-properties style:text-position="sub 58%" style:font-size-asian="8.69999980926514pt"/>
    </style:style>
    <style:style style:name="T10" style:family="text">
      <style:text-properties style:text-position="0% 100%"/>
    </style:style>
    <style:style style:name="T11" style:family="text">
      <style:text-properties style:text-position="0% 100%" style:font-size-asian="8.69999980926514pt"/>
    </style:style>
    <style:style style:name="T12" style:family="text">
      <style:text-properties style:text-position="0% 100%" fo:font-style="italic" style:font-size-asian="8.69999980926514pt" style:font-style-asian="italic" style:font-style-complex="italic"/>
    </style:style>
    <style:style style:name="T13" style:family="text">
      <style:text-properties fo:color="#7f0055" style:font-name="Monaco" fo:font-size="7pt" fo:font-weight="bold" style:font-name-asian="Monaco" style:font-size-asian="7pt" style:font-weight-asian="bold" style:font-name-complex="Monaco" style:font-size-complex="7pt" style:font-weight-complex="bold"/>
    </style:style>
    <style:style style:name="T14" style:family="text">
      <style:text-properties fo:color="#000000" style:font-name="Monaco" fo:font-size="7pt" style:font-name-asian="Monaco" style:font-size-asian="7pt" style:font-name-complex="Monaco" style:font-size-complex="7pt"/>
    </style:style>
    <style:style style:name="T15" style:family="text">
      <style:text-properties style:font-name="Monaco" fo:font-size="7pt" style:font-name-asian="Monaco" style:font-size-asian="7pt" style:font-name-complex="Monaco" style:font-size-complex="7pt"/>
    </style:style>
    <style:style style:name="T16" style:family="text">
      <style:text-properties fo:color="#2a00ff" style:font-name="Monaco" fo:font-size="7pt" style:font-name-asian="Monaco" style:font-size-asian="7pt" style:font-name-complex="Monaco" style:font-size-complex="7pt"/>
    </style:style>
    <style:style style:name="T17" style:family="text">
      <style:text-properties fo:color="#7f0055" style:font-name="Monaco" fo:font-size="7pt" fo:font-weight="bold" style:font-name-asian="Monaco" style:font-size-asian="12pt" style:font-weight-asian="bold" style:font-name-complex="Monaco" style:font-size-complex="7pt" style:font-weight-complex="bold"/>
    </style:style>
    <style:style style:name="T18" style:family="text">
      <style:text-properties fo:color="#000000" style:font-name="Monaco" fo:font-size="7pt" style:font-name-asian="Monaco" style:font-size-asian="12pt" style:font-name-complex="Monaco" style:font-size-complex="7pt"/>
    </style:style>
    <style:style style:name="T19" style:family="text">
      <style:text-properties fo:color="#646464" style:font-name="Monaco" fo:font-size="7pt" style:font-name-asian="Monaco" style:font-size-asian="12pt" style:font-name-complex="Monaco" style:font-size-complex="7pt"/>
    </style:style>
    <style:style style:name="T20" style:family="text">
      <style:text-properties style:font-name="Monaco" fo:font-size="7pt" style:font-name-asian="Monaco" style:font-size-asian="12pt" style:font-name-complex="Monaco" style:font-size-complex="7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357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tracto"/>
        <text:sequence-decl text:display-outline-level="0" text:name="Gráfico"/>
      </text:sequence-decls>
      <text:p text:style-name="P4">Bases de Datos</text:p>
      <text:p text:style-name="P6">Trabajo Práctico Nro. 2</text:p>
      <text:p text:style-name="P18"/>
      <text:p text:style-name="P5"/>
      <text:p text:style-name="P11">Para este trabajo se partió de un motor de bases de datos en desarrollo, <text:span text:style-name="T1">UBADB</text:span><text:span text:style-name="T4">, para cuyo Buffer Manager se implementaron dos estrategias nuevas de reemplazo de páginas: LRU (least recently used) y MRU (most recently used), además de la ya existente FIFO (first in, first out).</text:span></text:p>
      <text:p text:style-name="P11"><text:span text:style-name="T4">A continuación se presenta una descripción breve de lo desarrollado, y luego un breve análisis de la performance de las distintas estrategias para cuatro patrones de uso típicos: </text:span><text:span text:style-name="T2">file scan, index scan clustered, index scan unclustered </text:span><text:span text:style-name="T4">y </text:span><text:span text:style-name="T2">block nested loop join</text:span><text:span text:style-name="T4">.</text:span></text:p>
      <text:p text:style-name="P7"/>
      <text:p text:style-name="P10">IMPLEMENTACIÓN</text:p>
      <text:p text:style-name="P11"><text:span text:style-name="T4">El código relativo a las estrategias se encuentra en el paquete </text:span><text:span text:style-name="T2">ubadb.components.bufferManager.bufferPool.replacementStrategies.</text:span></text:p>
      <text:p text:style-name="P7">Se observó que las tres estrategias tenían lógica en común: en todas se buscaba encontrar el frame que maximizara cierta propiedad. Algorítimicamente, se debía iterar sobre todos los frame, tomando como candidato a víctima aquel que resultara de comparar contra el resto.</text:p>
      <text:p text:style-name="P9"><text:span text:style-name="T5">Con esto en cuenta, se decidió extraer este comportamiento en común y dejar para cada estrategia definir cómo se realizaba la comparación de frames. Esto se llevó a cabo utilizando lo que se conoce como </text:span><text:span text:style-name="T2">template method</text:span><text:span text:style-name="T5">, se definió el esqueleto del algoritmo en una clase abstracta, llamada </text:span><text:span text:style-name="T2">FrameComparisonReplacementStrategy</text:span><text:span text:style-name="T5">, que llama a un método abstracto que realiza la comparación. De esta forma, cada implementación sólo debía definir cuándo un frame reemplaza a otro como candidato a víctima:</text:span></text:p>
      <text:p text:style-name="P7"/>
      <text:list xml:id="list1089696849" text:style-name="L1">
        <text:list-item>
          <text:p text:style-name="P19">FIFO: un frame reemplaza a otro si tiene fecha de creación anterior</text:p>
        </text:list-item>
        <text:list-item>
          <text:p text:style-name="P19">LRU: un frame reemplaza a otro si tiene fecha de última referencia anterior</text:p>
        </text:list-item>
        <text:list-item>
          <text:p text:style-name="P19">MRU: un frame reemplaza a otro si tiene fecha de última referencia posterior</text:p>
          <text:p text:style-name="P19"/>
        </text:list-item>
      </text:list>
      <text:p text:style-name="P12"><text:span text:style-name="T6">Cabe destacar que hasta los frames no guardan la información de cuál fue su fecha de última referencia, por lo cual las nuevas estrategias de reemplazo utilizan un tipo de frame distinto al genérico</text:span><text:span text:style-name="T7">: TrackedUsageBufferFrame</text:span><text:span text:style-name="T6">. Al igual que </text:span><text:span text:style-name="T7">FIFOBufferFrame</text:span><text:span text:style-name="T6">, éste agrega un campo de tipo </text:span><text:span text:style-name="T7">java.util.Date</text:span><text:span text:style-name="T6">, que en este caso representa el dato que nos faltaba.</text:span></text:p>
      <text:p text:style-name="P12"><text:span text:style-name="T6"/></text:p>
      <text:p text:style-name="P7"><text:soft-page-break/>A continuación se pueden ver extractos del código que muestran lo realizado:</text:p>
      <text:p text:style-name="P7"/>
      <text:p text:style-name="P7"><draw:frame draw:style-name="fr1" draw:name="Frame1" text:anchor-type="paragraph" svg:x="0.0484in" svg:y="-0.0417in" svg:width="6.7339in" draw:z-index="0"><draw:text-box fo:min-height="2.7693in"><text:p text:style-name="P3"><draw:frame text:anchor-type="paragraph" draw:z-index="1" draw:style-name="gr1" draw:text-style-name="P22" svg:width="6.7252in" svg:height="2.598in" svg:x="0.0043in" svg:y="0in"><draw:text-box><text:p text:style-name="P21"><text:span text:style-name="T13">public</text:span><text:span text:style-name="T14"> </text:span><text:span text:style-name="T13">abstract</text:span><text:span text:style-name="T14"> </text:span><text:span text:style-name="T13">class</text:span><text:span text:style-name="T14"> FrameComparisonReplacementStrategy </text:span><text:span text:style-name="T13">implements</text:span><text:span text:style-name="T14"> PageReplacementStrategy {</text:span></text:p><text:p text:style-name="P21"><text:span text:style-name="T15"/></text:p><text:p text:style-name="P21"><text:span text:style-name="T14"><text:s text:c="4"/></text:span><text:span text:style-name="T13">public</text:span><text:span text:style-name="T14"> BufferFrame findVictim(Collection&lt;BufferFrame&gt; bufferFrames) </text:span><text:span text:style-name="T13">throws</text:span><text:span text:style-name="T14"> PageReplacementStrategyException </text:span><text:span text:style-name="T15">{</text:span></text:p><text:p text:style-name="P21"><text:span text:style-name="T14"><text:s text:c="8"/></text:span><text:span text:style-name="T14">BufferFrame victim = </text:span><text:span text:style-name="T13">null</text:span><text:span text:style-name="T14">;</text:span></text:p><text:p text:style-name="P21"><text:span text:style-name="T14"><text:s text:c="8"/></text:span></text:p><text:p text:style-name="P21"><text:span text:style-name="T14"><text:s text:c="8"/></text:span><text:span text:style-name="T13">for</text:span><text:span text:style-name="T14">(BufferFrame bufferFrame : bufferFrames) </text:span><text:span text:style-name="T15">{</text:span></text:p><text:p text:style-name="P21"><text:span text:style-name="T14"><text:s text:c="12"/></text:span><text:span text:style-name="T13">if</text:span><text:span text:style-name="T14">(bufferFrame.canBeReplaced() &amp;&amp; (victim == </text:span><text:span text:style-name="T13">null</text:span><text:span text:style-name="T14"> || shoudReplace(victim, bufferFrame))) </text:span><text:span text:style-name="T15">{</text:span></text:p><text:p text:style-name="P21"><text:span text:style-name="T14"><text:s text:c="16"/></text:span><text:span text:style-name="T14">victim = bufferFrame;</text:span></text:p><text:p text:style-name="P21"><text:span text:style-name="T14"><text:s text:c="12"/></text:span><text:span text:style-name="T14">}</text:span></text:p><text:p text:style-name="P21"><text:span text:style-name="T14"><text:s text:c="8"/></text:span><text:span text:style-name="T14">}</text:span></text:p><text:p text:style-name="P21"><text:span text:style-name="T14"><text:s text:c="8"/></text:span></text:p><text:p text:style-name="P21"><text:span text:style-name="T14"><text:s text:c="8"/></text:span><text:span text:style-name="T13">if</text:span><text:span text:style-name="T14">(victim == </text:span><text:span text:style-name="T13">null</text:span><text:span text:style-name="T14">)</text:span></text:p><text:p text:style-name="P21"><text:span text:style-name="T14"><text:s text:c="12"/></text:span><text:span text:style-name="T13">throw</text:span><text:span text:style-name="T14"> </text:span><text:span text:style-name="T13">new</text:span><text:span text:style-name="T14"> PageReplacementStrategyException(</text:span><text:span text:style-name="T16">"No page can be removed from pool"</text:span><text:span text:style-name="T14">);</text:span></text:p><text:p text:style-name="P21"><text:span text:style-name="T14"><text:s text:c="8"/></text:span><text:span text:style-name="T13">else</text:span></text:p><text:p text:style-name="P21"><text:span text:style-name="T14"><text:s text:c="12"/></text:span><text:span text:style-name="T13">return</text:span><text:span text:style-name="T14"> victim;</text:span></text:p><text:p text:style-name="P21"><text:span text:style-name="T14"><text:s text:c="4"/></text:span><text:span text:style-name="T14">}</text:span></text:p><text:p text:style-name="P21"><text:span text:style-name="T15"/></text:p><text:p text:style-name="P21"><text:span text:style-name="T14"><text:s text:c="4"/></text:span><text:span text:style-name="T13">protected</text:span><text:span text:style-name="T14"> </text:span><text:span text:style-name="T13">abstract</text:span><text:span text:style-name="T14"> </text:span><text:span text:style-name="T13">boolean</text:span><text:span text:style-name="T14"> shoudReplace(BufferFrame currentVictim, BufferFrame frame);</text:span></text:p><text:p text:style-name="P21"><text:span text:style-name="T14"><text:s text:c="4"/></text:span></text:p><text:p text:style-name="P21"><text:span text:style-name="T14">}</text:span></text:p></draw:text-box></draw:frame>Extracto <text:sequence text:ref-name="refExtracto0" text:name="Extracto" text:formula="ooow:Extracto+1" style:num-format="1">1</text:sequence>: FrameComparisonReplacementStrategy, con el esqueleto del algoritmo de comparación</text:p></draw:text-box></draw:frame></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2" text:anchor-type="paragraph" svg:x="0.0484in" svg:y="-0.0417in" svg:width="6.7339in" draw:z-index="2"><draw:text-box fo:min-height="1.8063in"><text:p text:style-name="P3"><draw:frame text:anchor-type="paragraph" draw:z-index="3" draw:style-name="gr1" draw:text-style-name="P22" svg:width="6.7252in" svg:height="1.5594in" svg:x="0.0043in" svg:y="0in"><draw:text-box><text:p text:style-name="P21"><text:span text:style-name="T17">public</text:span><text:span text:style-name="T18"> </text:span><text:span text:style-name="T17">class</text:span><text:span text:style-name="T18"> FIFOReplacementStrategy </text:span><text:span text:style-name="T17">extends</text:span><text:span text:style-name="T18"> FrameComparisonReplacementStrategy </text:span><text:span text:style-name="T17">implements</text:span><text:span text:style-name="T18"> PageReplacementStrategy </text:span><text:span text:style-name="T15">{ <text:s text:c="2"/></text:span></text:p><text:p text:style-name="P21"><text:span text:style-name="T18"><text:s text:c="4"/></text:span><text:span text:style-name="T19">@Override</text:span></text:p><text:p text:style-name="P21"><text:span text:style-name="T18"><text:s text:c="4"/></text:span><text:span text:style-name="T17">protected</text:span><text:span text:style-name="T18"> </text:span><text:span text:style-name="T17">boolean</text:span><text:span text:style-name="T18"> shoudReplace(BufferFrame currentVictim, BufferFrame frame) {</text:span></text:p><text:p text:style-name="P21"><text:span text:style-name="T14"><text:s text:c="8"/></text:span><text:span text:style-name="T14">FIFOBufferFrame current = (FIFOBufferFrame) currentVictim;</text:span></text:p><text:p text:style-name="P21"><text:span text:style-name="T14"><text:s text:c="8"/></text:span><text:span text:style-name="T14">FIFOBufferFrame other = (FIFOBufferFrame) frame;</text:span></text:p><text:p text:style-name="P21"><text:span text:style-name="T14"><text:s text:c="8"/></text:span></text:p><text:p text:style-name="P21"><text:span text:style-name="T18"><text:s text:c="8"/></text:span><text:span text:style-name="T17">return</text:span><text:span text:style-name="T18"> other.getCreationDate().before(current.getCreationDate());</text:span></text:p><text:p text:style-name="P21"><text:span text:style-name="T15"><text:s text:c="4"/></text:span><text:span text:style-name="T15">}</text:span></text:p><text:p text:style-name="P21"><text:span text:style-name="T15"/></text:p><text:p text:style-name="P21"><text:span text:style-name="T15"><text:tab/></text:span><text:span text:style-name="T15">...</text:span></text:p><text:p text:style-name="P21"><text:span text:style-name="T14">}</text:span></text:p></draw:text-box></draw:frame>Extracto <text:sequence text:ref-name="refExtracto1" text:name="Extracto" text:formula="ooow:Extracto+1" style:num-format="1">2</text:sequence>: FIFOReplacementStrategy, que compara fechas de creación</text:p></draw:text-box></draw:frame></text:p>
      <text:p text:style-name="P7"/>
      <text:p text:style-name="P7"/>
      <text:p text:style-name="P7"/>
      <text:p text:style-name="P7"/>
      <text:p text:style-name="P7"/>
      <text:p text:style-name="P7"/>
      <text:p text:style-name="P7"/>
      <text:p text:style-name="P7"><draw:frame draw:style-name="fr1" draw:name="Frame3" text:anchor-type="paragraph" svg:x="0.0484in" svg:y="-0.0417in" svg:width="6.7339in" draw:z-index="4"><draw:text-box fo:min-height="1.6228in"><text:p text:style-name="P3"><draw:frame text:anchor-type="paragraph" draw:z-index="5" draw:style-name="gr1" draw:text-style-name="P22" svg:width="6.7252in" svg:height="1.4295in" svg:x="0.0043in" svg:y="0in"><draw:text-box><text:p text:style-name="P21"><text:span text:style-name="T17">public</text:span><text:span text:style-name="T18"> </text:span><text:span text:style-name="T17">class</text:span><text:span text:style-name="T18"> LRUReplacementStrategy </text:span><text:span text:style-name="T17">extends</text:span><text:span text:style-name="T18"> RecentUsageReplacementStrategy </text:span><text:span text:style-name="T17">implements</text:span><text:span text:style-name="T18"> PageReplacementStrategy {</text:span></text:p><text:p text:style-name="P21"><text:span text:style-name="T20"/></text:p><text:p text:style-name="P21"><text:span text:style-name="T18"><text:s text:c="4"/></text:span><text:span text:style-name="T19">@Override</text:span></text:p><text:p text:style-name="P21"><text:span text:style-name="T18"><text:s text:c="4"/></text:span><text:span text:style-name="T17">protected</text:span><text:span text:style-name="T18"> </text:span><text:span text:style-name="T17">boolean</text:span><text:span text:style-name="T18"> shoudReplace(BufferFrame currentVictim, BufferFrame frame) {</text:span></text:p><text:p text:style-name="P21"><text:span text:style-name="T14"><text:s text:c="8"/></text:span><text:span text:style-name="T14">TrackedUsageBufferFrame current = (TrackedUsageBufferFrame) currentVictim;</text:span></text:p><text:p text:style-name="P21"><text:span text:style-name="T14"><text:s text:c="8"/></text:span><text:span text:style-name="T14">TrackedUsageBufferFrame other = (TrackedUsageBufferFrame) frame;</text:span></text:p><text:p text:style-name="P21"><text:span text:style-name="T18"><text:s text:c="8"/></text:span><text:span text:style-name="T17">return</text:span><text:span text:style-name="T18"> other.getLastReferenceDate().before(current.getLastReferenceDate());</text:span></text:p><text:p text:style-name="P21"><text:span text:style-name="T14"><text:s text:c="4"/></text:span><text:span text:style-name="T14">}</text:span></text:p><text:p text:style-name="P21"><text:span text:style-name="T15"/></text:p><text:p text:style-name="P21"><text:span text:style-name="T15"><text:tab/></text:span><text:span text:style-name="T15">...</text:span></text:p><text:p text:style-name="P21"><text:span text:style-name="T14">}</text:span></text:p></draw:text-box></draw:frame>Extracto <text:sequence text:ref-name="refExtracto2" text:name="Extracto" text:formula="ooow:Extracto+1" style:num-format="1">3</text:sequence>: LRUReplacementStrategy, que devuelve el frame con fecha de última referencia más antigua</text:p></draw:text-box></draw:frame></text:p>
      <text:p text:style-name="P7"/>
      <text:p text:style-name="P7"/>
      <text:p text:style-name="P7"/>
      <text:p text:style-name="P7"/>
      <text:p text:style-name="P7"/>
      <text:p text:style-name="P7"/>
      <text:p text:style-name="P7"><draw:frame draw:style-name="fr1" draw:name="Frame4" text:anchor-type="paragraph" svg:x="0.0484in" svg:y="-0.0417in" svg:width="6.7339in" draw:z-index="6"><draw:text-box fo:min-height="1.6228in"><text:p text:style-name="P3"><draw:frame text:anchor-type="paragraph" draw:z-index="7" draw:style-name="gr1" draw:text-style-name="P22" svg:width="6.7252in" svg:height="1.3579in" svg:x="0.0043in" svg:y="0in"><draw:text-box><text:p><text:span text:style-name="T17">public</text:span><text:span text:style-name="T18"> </text:span><text:span text:style-name="T17">class</text:span><text:span text:style-name="T18"> MRUReplacementStrategy </text:span><text:span text:style-name="T17">extends</text:span><text:span text:style-name="T18"> RecentUsageReplacementStrategy</text:span><text:span text:style-name="T14"> </text:span><text:span text:style-name="T13">implements</text:span><text:span text:style-name="T14"> PageReplacementStrategy </text:span><text:span text:style-name="T18">{</text:span></text:p><text:p text:style-name="P21"><text:span text:style-name="T20"/></text:p><text:p text:style-name="P21"><text:span text:style-name="T18"><text:s text:c="4"/></text:span><text:span text:style-name="T19">@Override</text:span></text:p><text:p text:style-name="P21"><text:span text:style-name="T18"><text:s text:c="4"/></text:span><text:span text:style-name="T17">protected</text:span><text:span text:style-name="T18"> </text:span><text:span text:style-name="T17">boolean</text:span><text:span text:style-name="T18"> shoudReplace(BufferFrame currentVictim, BufferFrame frame) {</text:span></text:p><text:p text:style-name="P21"><text:span text:style-name="T18"><text:s text:c="8"/></text:span><text:span text:style-name="T18">TrackedUsageBufferFrame current = (TrackedUsageBufferFrame) currentVictim;</text:span></text:p><text:p text:style-name="P21"><text:span text:style-name="T18"><text:s text:c="8"/></text:span><text:span text:style-name="T18">TrackedUsageBufferFrame other = (TrackedUsageBufferFrame) frame;</text:span></text:p><text:p text:style-name="P21"><text:span text:style-name="T18"><text:s text:c="8"/></text:span><text:span text:style-name="T17">return</text:span><text:span text:style-name="T18"> other.getLastReferenceDate().after(current.getLastReferenceDate());</text:span></text:p><text:p text:style-name="P21"><text:span text:style-name="T18"><text:s text:c="4"/></text:span><text:span text:style-name="T18">}</text:span></text:p><text:p text:style-name="P21"><text:span text:style-name="T20"/></text:p><text:p text:style-name="P21"><text:span text:style-name="T18">}</text:span></text:p></draw:text-box></draw:frame>Extracto <text:sequence text:ref-name="refExtracto3" text:name="Extracto" text:formula="ooow:Extracto+1" style:num-format="1">4</text:sequence>: MRUReplacementStrategy, que devuelve el frame con fecha de última referencia más reciente</text:p></draw:text-box></draw:frame></text:p>
      <text:p text:style-name="P7"/>
      <text:p text:style-name="P7"/>
      <text:p text:style-name="P7"/>
      <text:p text:style-name="P7"/>
      <text:p text:style-name="P7"><text:soft-page-break/></text:p>
      <text:p text:style-name="P10">EVALUACIÓN DE LAS ESTRATEGIAS</text:p>
      <text:p text:style-name="P7">Como se dijo anteriormente, se deseaba evaluar el desempeño de las tres estrategias en casos de uso bastante comunes para un motor de bases de datos: <text:span text:style-name="T3">file scan, index scan clustered, index scan unclustered</text:span> y <text:span text:style-name="T3">block nested loop join.</text:span></text:p>
      <text:p text:style-name="P7">Se contaba con un generador, que según ciertos parámetros generaba los pedidos de páginas para trazas representativas de los casos anteriores.</text:p>
      <text:p text:style-name="P7">Se modificó la clase <text:span text:style-name="T3">ubadb.apps.bufferManagement.BufferManagementEvaluator</text:span> para generar los resultados presentados a continuación.</text:p>
      <text:p text:style-name="P7"/>
      <text:p text:style-name="P10">File Scan e Index Scan Clustered</text:p>
      <text:p text:style-name="P7">Estos casos presentan la particularidad de que en ningún momento se requiere volver a pedir páginas previamente utilizadas. <text:span text:style-name="T3">File Scan</text:span> recorre secuencialmente las páginas de un archivo, mientras que <text:span text:style-name="T3">Index Scan Clustered</text:span> hace un recorrido por el índice para localizar el archivo, y luego leerlo (también secuencialmente). Se esperaba, entonces, que el hit-rate se mantuviera en 0 para cualquier medición que realizáramos. Las mediciones corroboraron lo esperado: no hubo <text:span text:style-name="T3">hits</text:span> en el Buffer Manager para ninguna de las estrategias en pedidos de tamaños variados.</text:p>
      <text:p text:style-name="P7"/>
      <text:p text:style-name="P10">Block Nested Loop Join</text:p>
      <text:p text:style-name="P7">En este algoritmo de <text:span text:style-name="T3">join</text:span>, se carga una porción de la tabla <text:span text:style-name="T3">outer</text:span> a memoria, y se deja fija mientras se escanea secuencialmente toda la relación <text:span text:style-name="T3">inner.</text:span> Al finalizar, se realiza otra iteración, descargando de memoria la porción anterior y cargando una nueva de la tabla <text:span text:style-name="T3">outer.</text:span></text:p>
      <text:p text:style-name="P7">Se observó entonces que nunca iba a hacer falta pedir más de una vez ninguna página de <text:span text:style-name="T3">outer</text:span>, ya que mientras durara la iteración correspondiente a esa porción las páginas están marcadas como no reemplazables, por lo cuál nunca se bajan de memoria.</text:p>
      <text:p text:style-name="P7"/>
      <text:p text:style-name="P7">Se decidió realizar las pruebas con un tamaño de buffer fijo de 30 frames, dejando siempre porciones de tamaño 2 para <text:span text:style-name="T3">outer,</text:span> ya que se consideró que lo importante era variar el espacio disponible en buffer </text:p>
      <text:p text:style-name="P7"/>
      <text:p text:style-name="P7">Por lo tanto, la experimentación debía pasar por variar el espacio disponible en buffer para los bloques de la tabla <text:span text:style-name="T3">inner.</text:span> Se tomó un tamaño fijo de buffer (30 bloques) y se fue variando el tamaño asignado a las porciones de <text:span text:style-name="T3">outter</text:span>, para evaluar el desempeño según cuánto espacio quedaba disponible para la tabla inner. A su vez, se repitió el experimento para varios tamaños de <text:span text:style-name="T3">outter</text:span>, <text:s/>ya que a mañor tamaño se debían realizar más iteraciones.</text:p>
      <text:p text:style-name="P7">Se presentan a continuación los resultados, en donde se grafica para distinta cantidad de iteraciones el hit-rate en <text:soft-page-break/>función de cuál es la diferencia entre el espacio libre en buffer y el tamaño de la tabla <text:span text:style-name="T3">inner.</text:span> Es decir,</text:p>
      <text:p text:style-name="P7"/>
      <text:p text:style-name="P8"><text:span text:style-name="T3">diferencia</text:span> = (Tamaño<text:span text:style-name="T9">buffer</text:span> – Tamaño<text:span text:style-name="T9">bloqueOuter</text:span><text:span text:style-name="T11">) - <text:s/></text:span><text:span text:style-name="T10">Tamaño</text:span><text:span text:style-name="T9">inner</text:span></text:p>
      <text:p text:style-name="P13"/>
      <text:p text:style-name="P7"><text:span text:style-name="T11">Valores positivos de </text:span><text:span text:style-name="T12">diferencia</text:span><text:span text:style-name="T11"> significan que la tabla inner no entra entera en el buffer, por lo cual se deberán liberar frames dentro de una misma iteración. Cuando </text:span><text:span text:style-name="T12">diferencia </text:span><text:span text:style-name="T11">es menor o igual a 0, significa que entra la tabla entera, por lo cual no hará falta liberar bloques de la tabla a lo largo del algoritmo.</text:span></text:p>
      <text:p text:style-name="P14"><draw:frame draw:style-name="fr2" draw:name="Frame5" text:anchor-type="paragraph" svg:x="0.0598in" svg:y="0.1516in" svg:width="6.572in" draw:z-index="10"><draw:text-box fo:min-height="2.339in"><text:p text:style-name="P17"><draw:frame draw:style-name="fr4" draw:name="Object1" text:anchor-type="paragraph" svg:x="-0.048in" svg:y="0.0839in" svg:width="6.5063in" style:rel-width="98%" svg:height="2.0374in" style:rel-height="scale" draw:z-index="11"><draw:object xlink:href="./Object 1" xlink:type="simple" xlink:show="embed" xlink:actuate="onLoad"/><draw:image xlink:href="./ObjectReplacements/Object 1" xlink:type="simple" xlink:show="embed" xlink:actuate="onLoad"/></draw:frame>Gráfico <text:sequence text:ref-name="refGráfico0" text:name="Gráfico" text:formula="ooow:Gráfico+1" style:num-format="1">1</text:sequence>: Evaluación de BNLJ con 2 iteraciones</text:p></draw:text-box></draw:frame></text:p>
      <text:p text:style-name="P14"><draw:frame draw:style-name="fr3" draw:name="Frame6" text:anchor-type="paragraph" svg:width="6.6189in" draw:z-index="8"><draw:text-box fo:min-height="2.1437in"><text:p text:style-name="P17"><draw:frame draw:style-name="fr4" draw:name="Object2" text:anchor-type="paragraph" svg:x="-0.0661in" svg:y="0.0839in" svg:width="6.6189in" style:rel-width="100%" svg:height="1.8654in" style:rel-height="scale" draw:z-index="9"><draw:object xlink:href="./Object 2" xlink:type="simple" xlink:show="embed" xlink:actuate="onLoad"/><draw:image xlink:href="./ObjectReplacements/Object 2" xlink:type="simple" xlink:show="embed" xlink:actuate="onLoad"/></draw:frame>Gráfico <text:sequence text:ref-name="refGráfico1" text:name="Gráfico" text:formula="ooow:Gráfico+1" style:num-format="1">2</text:sequence>: Evaluación de BNLJ con 5 iteraciones</text:p></draw:text-box></draw:frame><draw:frame draw:style-name="fr2" draw:name="Frame7" text:anchor-type="paragraph" svg:x="0.0744in" svg:y="2.3492in" svg:width="6.5665in" draw:z-index="14"><draw:text-box fo:min-height="2.0217in"><text:p text:style-name="P17"><draw:frame draw:style-name="fr4" draw:name="Object3" text:anchor-type="paragraph" svg:x="-0.1165in" svg:y="0.2075in" svg:width="6.6835in" style:rel-width="101%" svg:height="1.7547in" style:rel-height="scale" draw:z-index="15"><draw:object xlink:href="./Object 3" xlink:type="simple" xlink:show="embed" xlink:actuate="onLoad"/><draw:image xlink:href="./ObjectReplacements/Object 3" xlink:type="simple" xlink:show="embed" xlink:actuate="onLoad"/></draw:frame>Gráfico <text:sequence text:ref-name="refGráfico2" text:name="Gráfico" text:formula="ooow:Gráfico+1" style:num-format="1">3</text:sequence>: Evaluación de BNLJ con 10 iteraciones</text:p></draw:text-box></draw:frame></text:p>
      <text:p text:style-name="P14"/>
      <text:p text:style-name="P15"><text:soft-page-break/>Se ve un comportamiento similar a medida que aumenta la cantidad de iteraciones. En todos los casos el mayor hit-rate es alcanzado por la estrategia <text:span text:style-name="T3">MRU.</text:span> Para valores pequeños de <text:span text:style-name="T3">diferencia </text:span>(cuando la tabla <text:span text:style-name="T3">inner</text:span>) cable completamente en buffer las otras dos estrategias logran también valores similares. Sin embargo, en el momento que es necesario empezar a reemplazar se ve que tanto <text:span text:style-name="T3">LRU</text:span> como <text:span text:style-name="T3">FIFO</text:span> caen súbitamente a 0.</text:p>
      <text:p text:style-name="P15">Esto se puede explicar sencillamente con un ejemplo. Supongamos que tenemos un buffer de 5 frames, con dos frames destinados a los bloques de <text:span text:style-name="T3">outer</text:span>. Asumamos también que <text:span text:style-name="T3">inner</text:span> ocupa un total de 4 bloques. Esto nos da un espacio de 3 frames que se utilizarán para ubicar bloques de <text:span text:style-name="T3">inner</text:span> a lo largo de cada iteración.</text:p>
      <text:p text:style-name="P15">Evidentemente, los primeros tres bloques (IN<text:span text:style-name="T8">1</text:span>, IN<text:span text:style-name="T8">2</text:span>, IN<text:span text:style-name="T8">3</text:span>) de <text:span text:style-name="T3">inner</text:span> serán ubicados en los estos frames libres. Al traer de disco el siguiente bloque (IN<text:span text:style-name="T8">4</text:span>), se apela a la estrategia de reemplazo para evaluar cuál de los bloques se debe reemplazar. Tanto <text:span text:style-name="T3">FIFO</text:span> como <text:span text:style-name="T3">LRU </text:span>elegirán IN<text:span text:style-name="T8">1</text:span>, ya que es tanto la más antigua como la que menos recientemente se usó, por lo cuál este bloque sale del buffer y se reemplaza con IN<text:span text:style-name="T8">4</text:span>.</text:p>
      <text:p text:style-name="P15">Como ya se terminó de recorrer <text:span text:style-name="T3">inner</text:span>, se reemplaza los bloques de <text:span text:style-name="T3">outer</text:span> por otros nuevos, y se comienza a recorrer <text:span text:style-name="T3">inner</text:span> nuevamente desde el principio. En este momento tenemos en buffer los bloques IN<text:span text:style-name="T8">2</text:span>, IN<text:span text:style-name="T8">3</text:span>, IN<text:span text:style-name="T8">4</text:span> , pero se desea traer de disco IN<text:span text:style-name="T8">1</text:span>. Aquí ambas estrategias harán que se elimine del buffer IN<text:span text:style-name="T8">2</text:span>. Se ve aquí cómo <text:span text:style-name="T3">FIFO</text:span> y <text:span text:style-name="T3">LRU</text:span> siempre optarán por bajar del buffer justo el próximo bloque a pedir, lo que causa el hit rate igual a 0.</text:p>
      <text:p text:style-name="P15">Por su parte, <text:span text:style-name="T3">MRU</text:span> siempre bajará del buffer el último bloque usado, que será el último en ser pedido nuevamente. Para este algoritmo, <text:span text:style-name="T3">MRU</text:span> <text:s/>siempre tiende a conservar los bloques que se volverán a pedir más prontamente, lo que explica el hit elevado.</text:p>
      <text:p text:style-name="P15"/>
      <text:p text:style-name="P16">Index Scan Unclustered</text:p>
      <text:p text:style-name="P15">Las trazas generadas en este patrón de uso siempre comienzan con un recorrido por el índice, tras lo cuál se sigue una serie de pedidos aleatorios sobre los bloques correspondientes a un archivo. Para evaluar las distintas estrategias se realizaron mediciones para distintos tamaños de buffer y cantidades de bloques a leer del archivo. Los resultados pueden verse en <text:span text:style-name="T3">Gráfico 4</text:span>.</text:p>
      <text:p text:style-name="P15">A diferencia del caso anterior, no se ve aquí que ninguna estrategia sea claramente superior al resto. Esto se debe a la naturaleza aleatoria de las trazas: los <text:span text:style-name="T3">hits </text:span>se producirán con pedidos de bloques ya presentes en buffer, pero sin importar la estrategia siempre podría ocurrir que el próximo bloque pedido sea el que se acaba de borrar.</text:p>
      <text:p text:style-name="P15">Se ve una tendencia a hit-rates mayores cuando se aumenta el tamaño del buffer, pero esto se debe sólamente a que al ser más grande el buffer aumenta la probabilidad de que los bloques pedidos estén en memoria.</text:p>
      <text:p text:style-name="P15"/>
      <text:p text:style-name="P15"><draw:frame draw:style-name="fr2" draw:name="Frame8" text:anchor-type="paragraph" svg:x="-0.0535in" svg:y="-0.0945in" svg:width="6.8in" draw:z-index="12"><draw:text-box fo:min-height="3.1165in"><text:p text:style-name="P17"><draw:frame draw:style-name="fr5" draw:name="Object4" text:anchor-type="paragraph" svg:x="0.0016in" svg:y="0.0008in" svg:width="7.2335in" style:rel-width="100%" svg:height="3.5425in" style:rel-height="scale" draw:z-index="13"><draw:object xlink:href="./Object 4" xlink:type="simple" xlink:show="embed" xlink:actuate="onLoad"/><draw:image xlink:href="./ObjectReplacements/Object 4" xlink:type="simple" xlink:show="embed" xlink:actuate="onLoad"/></draw:frame>Gráfico <text:sequence text:ref-name="refGráfico3" text:name="Gráfico" text:formula="ooow:Gráfico+1" style:num-format="1">4</text:sequence>: Evaluación de Index Scan Unclustered</text:p></draw:text-box></draw:frame><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Monaco" svg:font-family="Monaco" style:font-family-generic="modern" style:font-pitch="fixed"/>
    <style:font-face style:name="Baghdad" svg:font-family="Baghdad" style:font-pitch="variable"/>
    <style:font-face style:name="Arial Unicode MS1" svg:font-family="'Arial Unicode MS'" style:font-family-generic="modern" style:font-pitch="variable"/>
    <style:font-face style:name="Monaco1" svg:font-family="Monac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tracto"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Gráfico"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Baghdad" fo:font-size="7pt" style:font-size-asian="6.09999990463257pt" style:font-size-complex="7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upo 3: Castellano, Edi, Hadad, Semelm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5T23:10:11</meta:creation-date>
    <dc:date>2011-11-16T14:26:13</dc:date>
    <meta:editing-duration>PT2H53M58S</meta:editing-duration>
    <meta:editing-cycles>225</meta:editing-cycles>
    <meta:generator>LibreOffice/3.3$Unix LibreOffice_project/330m19$Build-6</meta:generator>
    <meta:document-statistic meta:table-count="0" meta:image-count="0" meta:object-count="4" meta:page-count="6" meta:paragraph-count="46" meta:word-count="1383" meta:character-count="8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58cm" svg:height="5.122cm" xlink:href="." xlink:type="simple" chart:class="chart:line" chart:style-name="ch1">
        <chart:legend chart:legend-position="end" svg:x="14.757cm" svg:y="1.817cm" chart:style-name="ch2"/>
        <chart:plot-area chart:style-name="ch3" chart:data-source-has-labels="both" svg:x="1.318cm" svg:y="0.543cm" svg:width="12.785cm" svg:height="3.516cm">
          <chartooo:coordinate-region svg:x="2.058cm" svg:y="0.742cm" svg:width="11.845cm" svg:height="2.671cm"/>
          <chart:axis chart:dimension="x" chart:name="primary-x" chart:style-name="ch4">
            <chart:title svg:x="6.965cm" svg:y="4.161cm" chart:style-name="ch5">
              <text:p>diferencia</text:p>
            </chart:title>
            <chart:categories table:cell-range-address="local-table.$A$2:.$A$22"/>
          </chart:axis>
          <chart:axis chart:dimension="y" chart:name="primary-y" chart:style-name="ch4">
            <chart:title svg:x="0.451cm" svg:y="2.848cm" chart:style-name="ch6">
              <text:p>hit rate</text:p>
            </chart:title>
            <chart:grid chart:style-name="ch7" chart:class="major"/>
          </chart:axis>
          <chart:series chart:style-name="ch8" chart:values-cell-range-address="local-table.$B$2:.$B$22" chart:label-cell-address="local-table.$B$1" chart:class="chart:line">
            <chart:data-point chart:repeated="21"/>
          </chart:series>
          <chart:series chart:style-name="ch9" chart:values-cell-range-address="local-table.$C$2:.$C$22" chart:label-cell-address="local-table.$C$1" chart:class="chart:line">
            <chart:data-point chart:repeated="21"/>
          </chart:series>
          <chart:series chart:style-name="ch10" chart:values-cell-range-address="local-table.$D$2:.$D$22" chart:label-cell-address="local-table.$D$1"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MRU</text:p>
              </table:table-cell>
            </table:table-row>
          </table:table-header-rows>
          <table:table-rows>
            <table:table-row>
              <table:table-cell office:value-type="string">
                <text:p>-10</text:p>
              </table:table-cell>
              <table:table-cell office:value-type="float" office:value="0.45">
                <text:p>0.45</text:p>
              </table:table-cell>
              <table:table-cell office:value-type="float" office:value="0.45">
                <text:p>0.45</text:p>
              </table:table-cell>
              <table:table-cell office:value-type="float" office:value="0.45">
                <text:p>0.45</text:p>
              </table:table-cell>
            </table:table-row>
            <table:table-row>
              <table:table-cell office:value-type="string">
                <text:p>-9</text:p>
              </table:table-cell>
              <table:table-cell office:value-type="float" office:value="0.452380952380952">
                <text:p>0.452380952380952</text:p>
              </table:table-cell>
              <table:table-cell office:value-type="float" office:value="0.452380952380952">
                <text:p>0.452380952380952</text:p>
              </table:table-cell>
              <table:table-cell office:value-type="float" office:value="0.452380952380952">
                <text:p>0.452380952380952</text:p>
              </table:table-cell>
            </table:table-row>
            <table:table-row>
              <table:table-cell office:value-type="string">
                <text:p>-8</text:p>
              </table:table-cell>
              <table:table-cell office:value-type="float" office:value="0.454545454545455">
                <text:p>0.454545454545455</text:p>
              </table:table-cell>
              <table:table-cell office:value-type="float" office:value="0.454545454545455">
                <text:p>0.454545454545455</text:p>
              </table:table-cell>
              <table:table-cell office:value-type="float" office:value="0.454545454545455">
                <text:p>0.454545454545455</text:p>
              </table:table-cell>
            </table:table-row>
            <table:table-row>
              <table:table-cell office:value-type="string">
                <text:p>-7</text:p>
              </table:table-cell>
              <table:table-cell office:value-type="float" office:value="0.456521739130435">
                <text:p>0.456521739130435</text:p>
              </table:table-cell>
              <table:table-cell office:value-type="float" office:value="0.456521739130435">
                <text:p>0.456521739130435</text:p>
              </table:table-cell>
              <table:table-cell office:value-type="float" office:value="0.456521739130435">
                <text:p>0.456521739130435</text:p>
              </table:table-cell>
            </table:table-row>
            <table:table-row>
              <table:table-cell office:value-type="string">
                <text:p>-6</text:p>
              </table:table-cell>
              <table:table-cell office:value-type="float" office:value="0.458333333333333">
                <text:p>0.458333333333333</text:p>
              </table:table-cell>
              <table:table-cell office:value-type="float" office:value="0.458333333333333">
                <text:p>0.458333333333333</text:p>
              </table:table-cell>
              <table:table-cell office:value-type="float" office:value="0.458333333333333">
                <text:p>0.458333333333333</text:p>
              </table:table-cell>
            </table:table-row>
            <table:table-row>
              <table:table-cell office:value-type="string">
                <text:p>-5</text:p>
              </table:table-cell>
              <table:table-cell office:value-type="float" office:value="0.46">
                <text:p>0.46</text:p>
              </table:table-cell>
              <table:table-cell office:value-type="float" office:value="0.46">
                <text:p>0.46</text:p>
              </table:table-cell>
              <table:table-cell office:value-type="float" office:value="0.46">
                <text:p>0.46</text:p>
              </table:table-cell>
            </table:table-row>
            <table:table-row>
              <table:table-cell office:value-type="string">
                <text:p>-4</text:p>
              </table:table-cell>
              <table:table-cell office:value-type="float" office:value="0.461538461538462">
                <text:p>0.461538461538462</text:p>
              </table:table-cell>
              <table:table-cell office:value-type="float" office:value="0.461538461538462">
                <text:p>0.461538461538462</text:p>
              </table:table-cell>
              <table:table-cell office:value-type="float" office:value="0.461538461538462">
                <text:p>0.461538461538462</text:p>
              </table:table-cell>
            </table:table-row>
            <table:table-row>
              <table:table-cell office:value-type="string">
                <text:p>-3</text:p>
              </table:table-cell>
              <table:table-cell office:value-type="float" office:value="0.462962962962963">
                <text:p>0.462962962962963</text:p>
              </table:table-cell>
              <table:table-cell office:value-type="float" office:value="0.462962962962963">
                <text:p>0.462962962962963</text:p>
              </table:table-cell>
              <table:table-cell office:value-type="float" office:value="0.462962962962963">
                <text:p>0.462962962962963</text:p>
              </table:table-cell>
            </table:table-row>
            <table:table-row>
              <table:table-cell office:value-type="string">
                <text:p>-2</text:p>
              </table:table-cell>
              <table:table-cell office:value-type="float" office:value="0.464285714285714">
                <text:p>0.464285714285714</text:p>
              </table:table-cell>
              <table:table-cell office:value-type="float" office:value="0.464285714285714">
                <text:p>0.464285714285714</text:p>
              </table:table-cell>
              <table:table-cell office:value-type="float" office:value="0.464285714285714">
                <text:p>0.464285714285714</text:p>
              </table:table-cell>
            </table:table-row>
            <table:table-row>
              <table:table-cell office:value-type="string">
                <text:p>-1</text:p>
              </table:table-cell>
              <table:table-cell office:value-type="float" office:value="0.46551724137931">
                <text:p>0.46551724137931</text:p>
              </table:table-cell>
              <table:table-cell office:value-type="float" office:value="0">
                <text:p>0</text:p>
              </table:table-cell>
              <table:table-cell office:value-type="float" office:value="0.46551724137931">
                <text:p>0.46551724137931</text:p>
              </table:table-cell>
            </table:table-row>
            <table:table-row>
              <table:table-cell office:value-type="string">
                <text:p>0</text:p>
              </table:table-cell>
              <table:table-cell office:value-type="float" office:value="0.466666666666667">
                <text:p>0.466666666666667</text:p>
              </table:table-cell>
              <table:table-cell office:value-type="float" office:value="0">
                <text:p>0</text:p>
              </table:table-cell>
              <table:table-cell office:value-type="float" office:value="0.466666666666667">
                <text:p>0.466666666666667</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451612903225806">
                <text:p>0.451612903225806</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4375">
                <text:p>0.4375</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424242424242424">
                <text:p>0.424242424242424</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411764705882353">
                <text:p>0.411764705882353</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4">
                <text:p>0.4</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388888888888889">
                <text:p>0.388888888888889</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378378378378378">
                <text:p>0.378378378378378</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368421052631579">
                <text:p>0.368421052631579</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0.358974358974359">
                <text:p>0.358974358974359</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0.35">
                <text:p>0.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811cm" svg:height="4.737cm" xlink:href="." xlink:type="simple" chart:class="chart:line" chart:style-name="ch1">
        <chart:legend chart:legend-position="end" svg:x="15.21cm" svg:y="1.624cm" chart:style-name="ch2"/>
        <chart:plot-area chart:style-name="ch3" chart:data-source-has-labels="both" svg:x="1.327cm" svg:y="0.511cm" svg:width="13.211cm" svg:height="3.171cm">
          <chartooo:coordinate-region svg:x="2.067cm" svg:y="0.71cm" svg:width="12.271cm" svg:height="2.326cm"/>
          <chart:axis chart:dimension="x" chart:name="primary-x" chart:style-name="ch4">
            <chart:title svg:x="7.187cm" svg:y="3.776cm" chart:style-name="ch5">
              <text:p>diferencia</text:p>
            </chart:title>
            <chart:categories table:cell-range-address="local-table.$A$2:.$A$22"/>
          </chart:axis>
          <chart:axis chart:dimension="y" chart:name="primary-y" chart:style-name="ch4">
            <chart:title svg:x="0.451cm" svg:y="2.643cm" chart:style-name="ch6">
              <text:p>hit rate</text:p>
            </chart:title>
            <chart:grid chart:style-name="ch7" chart:class="major"/>
          </chart:axis>
          <chart:series chart:style-name="ch8" chart:values-cell-range-address="local-table.$B$2:.$B$22" chart:label-cell-address="local-table.$B$1" chart:class="chart:line">
            <chart:data-point chart:repeated="21"/>
          </chart:series>
          <chart:series chart:style-name="ch9" chart:values-cell-range-address="local-table.$C$2:.$C$22" chart:label-cell-address="local-table.$C$1" chart:class="chart:line">
            <chart:data-point chart:repeated="21"/>
          </chart:series>
          <chart:series chart:style-name="ch10" chart:values-cell-range-address="local-table.$D$2:.$D$22" chart:label-cell-address="local-table.$D$1"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MRU</text:p>
              </table:table-cell>
            </table:table-row>
          </table:table-header-rows>
          <table:table-rows>
            <table:table-row>
              <table:table-cell office:value-type="string">
                <text:p>-10</text:p>
              </table:table-cell>
              <table:table-cell office:value-type="float" office:value="0.72">
                <text:p>0.72</text:p>
              </table:table-cell>
              <table:table-cell office:value-type="float" office:value="0.72">
                <text:p>0.72</text:p>
              </table:table-cell>
              <table:table-cell office:value-type="float" office:value="0.72">
                <text:p>0.72</text:p>
              </table:table-cell>
            </table:table-row>
            <table:table-row>
              <table:table-cell office:value-type="string">
                <text:p>-9</text:p>
              </table:table-cell>
              <table:table-cell office:value-type="float" office:value="0.723809523809524">
                <text:p>0.723809523809524</text:p>
              </table:table-cell>
              <table:table-cell office:value-type="float" office:value="0.723809523809524">
                <text:p>0.723809523809524</text:p>
              </table:table-cell>
              <table:table-cell office:value-type="float" office:value="0.723809523809524">
                <text:p>0.723809523809524</text:p>
              </table:table-cell>
            </table:table-row>
            <table:table-row>
              <table:table-cell office:value-type="string">
                <text:p>-8</text:p>
              </table:table-cell>
              <table:table-cell office:value-type="float" office:value="0.727272727272727">
                <text:p>0.727272727272727</text:p>
              </table:table-cell>
              <table:table-cell office:value-type="float" office:value="0.727272727272727">
                <text:p>0.727272727272727</text:p>
              </table:table-cell>
              <table:table-cell office:value-type="float" office:value="0.727272727272727">
                <text:p>0.727272727272727</text:p>
              </table:table-cell>
            </table:table-row>
            <table:table-row>
              <table:table-cell office:value-type="string">
                <text:p>-7</text:p>
              </table:table-cell>
              <table:table-cell office:value-type="float" office:value="0.730434782608696">
                <text:p>0.730434782608696</text:p>
              </table:table-cell>
              <table:table-cell office:value-type="float" office:value="0.730434782608696">
                <text:p>0.730434782608696</text:p>
              </table:table-cell>
              <table:table-cell office:value-type="float" office:value="0.730434782608696">
                <text:p>0.730434782608696</text:p>
              </table:table-cell>
            </table:table-row>
            <table:table-row>
              <table:table-cell office:value-type="string">
                <text:p>-6</text:p>
              </table:table-cell>
              <table:table-cell office:value-type="float" office:value="0.733333333333333">
                <text:p>0.733333333333333</text:p>
              </table:table-cell>
              <table:table-cell office:value-type="float" office:value="0.733333333333333">
                <text:p>0.733333333333333</text:p>
              </table:table-cell>
              <table:table-cell office:value-type="float" office:value="0.733333333333333">
                <text:p>0.733333333333333</text:p>
              </table:table-cell>
            </table:table-row>
            <table:table-row>
              <table:table-cell office:value-type="string">
                <text:p>-5</text:p>
              </table:table-cell>
              <table:table-cell office:value-type="float" office:value="0.552">
                <text:p>0.552</text:p>
              </table:table-cell>
              <table:table-cell office:value-type="float" office:value="0.736">
                <text:p>0.736</text:p>
              </table:table-cell>
              <table:table-cell office:value-type="float" office:value="0.736">
                <text:p>0.736</text:p>
              </table:table-cell>
            </table:table-row>
            <table:table-row>
              <table:table-cell office:value-type="string">
                <text:p>-4</text:p>
              </table:table-cell>
              <table:table-cell office:value-type="float" office:value="0.553846153846154">
                <text:p>0.553846153846154</text:p>
              </table:table-cell>
              <table:table-cell office:value-type="float" office:value="0.738461538461539">
                <text:p>0.738461538461539</text:p>
              </table:table-cell>
              <table:table-cell office:value-type="float" office:value="0.738461538461539">
                <text:p>0.738461538461539</text:p>
              </table:table-cell>
            </table:table-row>
            <table:table-row>
              <table:table-cell office:value-type="string">
                <text:p>-3</text:p>
              </table:table-cell>
              <table:table-cell office:value-type="float" office:value="0.555555555555556">
                <text:p>0.555555555555556</text:p>
              </table:table-cell>
              <table:table-cell office:value-type="float" office:value="0.740740740740741">
                <text:p>0.740740740740741</text:p>
              </table:table-cell>
              <table:table-cell office:value-type="float" office:value="0.740740740740741">
                <text:p>0.740740740740741</text:p>
              </table:table-cell>
            </table:table-row>
            <table:table-row>
              <table:table-cell office:value-type="string">
                <text:p>-2</text:p>
              </table:table-cell>
              <table:table-cell office:value-type="float" office:value="0.557142857142857">
                <text:p>0.557142857142857</text:p>
              </table:table-cell>
              <table:table-cell office:value-type="float" office:value="0.742857142857143">
                <text:p>0.742857142857143</text:p>
              </table:table-cell>
              <table:table-cell office:value-type="float" office:value="0.742857142857143">
                <text:p>0.742857142857143</text:p>
              </table:table-cell>
            </table:table-row>
            <table:table-row>
              <table:table-cell office:value-type="string">
                <text:p>-1</text:p>
              </table:table-cell>
              <table:table-cell office:value-type="float" office:value="0.372413793103448">
                <text:p>0.372413793103448</text:p>
              </table:table-cell>
              <table:table-cell office:value-type="float" office:value="0">
                <text:p>0</text:p>
              </table:table-cell>
              <table:table-cell office:value-type="float" office:value="0.744827586206897">
                <text:p>0.744827586206897</text:p>
              </table:table-cell>
            </table:table-row>
            <table:table-row>
              <table:table-cell office:value-type="string">
                <text:p>0</text:p>
              </table:table-cell>
              <table:table-cell office:value-type="float" office:value="0.373333333333333">
                <text:p>0.373333333333333</text:p>
              </table:table-cell>
              <table:table-cell office:value-type="float" office:value="0">
                <text:p>0</text:p>
              </table:table-cell>
              <table:table-cell office:value-type="float" office:value="0.746666666666667">
                <text:p>0.746666666666667</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72258064516129">
                <text:p>0.72258064516129</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7">
                <text:p>0.7</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678787878787879">
                <text:p>0.678787878787879</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658823529411765">
                <text:p>0.658823529411765</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64">
                <text:p>0.64</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622222222222222">
                <text:p>0.622222222222222</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605405405405405">
                <text:p>0.605405405405405</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589473684210526">
                <text:p>0.589473684210526</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0.574358974358974">
                <text:p>0.574358974358974</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0.56">
                <text:p>0.5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844cm" svg:height="4.421cm" xlink:href="." xlink:type="simple" chart:class="chart:line" chart:style-name="ch1">
        <chart:legend chart:legend-position="end" svg:x="15.243cm" svg:y="1.466cm" chart:style-name="ch2"/>
        <chart:plot-area chart:style-name="ch3" chart:data-source-has-labels="both" svg:x="1.327cm" svg:y="0.487cm" svg:width="13.244cm" svg:height="2.885cm">
          <chartooo:coordinate-region svg:x="2.067cm" svg:y="0.686cm" svg:width="12.304cm" svg:height="2.04cm"/>
          <chart:axis chart:dimension="x" chart:name="primary-x" chart:style-name="ch4">
            <chart:title svg:x="7.204cm" svg:y="3.46cm" chart:style-name="ch5">
              <text:p>diferencia</text:p>
            </chart:title>
            <chart:categories table:cell-range-address="local-table.$A$2:.$A$22"/>
          </chart:axis>
          <chart:axis chart:dimension="y" chart:name="primary-y" chart:style-name="ch4">
            <chart:title svg:x="0.451cm" svg:y="2.476cm" chart:style-name="ch6">
              <text:p>hit rate</text:p>
            </chart:title>
            <chart:grid chart:style-name="ch7" chart:class="major"/>
          </chart:axis>
          <chart:series chart:style-name="ch8" chart:values-cell-range-address="local-table.$B$2:.$B$22" chart:label-cell-address="local-table.$B$1" chart:class="chart:line">
            <chart:data-point chart:repeated="21"/>
          </chart:series>
          <chart:series chart:style-name="ch9" chart:values-cell-range-address="local-table.$C$2:.$C$22" chart:label-cell-address="local-table.$C$1" chart:class="chart:line">
            <chart:data-point chart:repeated="21"/>
          </chart:series>
          <chart:series chart:style-name="ch10" chart:values-cell-range-address="local-table.$D$2:.$D$22" chart:label-cell-address="local-table.$D$1" chart:class="chart:line">
            <chart:data-point chart:repeated="2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MRU</text:p>
              </table:table-cell>
            </table:table-row>
          </table:table-header-rows>
          <table:table-rows>
            <table:table-row>
              <table:table-cell office:value-type="string">
                <text:p>-10</text:p>
              </table:table-cell>
              <table:table-cell office:value-type="float" office:value="0.72">
                <text:p>0.72</text:p>
              </table:table-cell>
              <table:table-cell office:value-type="float" office:value="0.81">
                <text:p>0.81</text:p>
              </table:table-cell>
              <table:table-cell office:value-type="float" office:value="0.81">
                <text:p>0.81</text:p>
              </table:table-cell>
            </table:table-row>
            <table:table-row>
              <table:table-cell office:value-type="string">
                <text:p>-9</text:p>
              </table:table-cell>
              <table:table-cell office:value-type="float" office:value="0.723809523809524">
                <text:p>0.723809523809524</text:p>
              </table:table-cell>
              <table:table-cell office:value-type="float" office:value="0.814285714285714">
                <text:p>0.814285714285714</text:p>
              </table:table-cell>
              <table:table-cell office:value-type="float" office:value="0.814285714285714">
                <text:p>0.814285714285714</text:p>
              </table:table-cell>
            </table:table-row>
            <table:table-row>
              <table:table-cell office:value-type="string">
                <text:p>-8</text:p>
              </table:table-cell>
              <table:table-cell office:value-type="float" office:value="0.727272727272727">
                <text:p>0.727272727272727</text:p>
              </table:table-cell>
              <table:table-cell office:value-type="float" office:value="0.818181818181818">
                <text:p>0.818181818181818</text:p>
              </table:table-cell>
              <table:table-cell office:value-type="float" office:value="0.818181818181818">
                <text:p>0.818181818181818</text:p>
              </table:table-cell>
            </table:table-row>
            <table:table-row>
              <table:table-cell office:value-type="string">
                <text:p>-7</text:p>
              </table:table-cell>
              <table:table-cell office:value-type="float" office:value="0.730434782608696">
                <text:p>0.730434782608696</text:p>
              </table:table-cell>
              <table:table-cell office:value-type="float" office:value="0.821739130434782">
                <text:p>0.821739130434782</text:p>
              </table:table-cell>
              <table:table-cell office:value-type="float" office:value="0.821739130434782">
                <text:p>0.821739130434782</text:p>
              </table:table-cell>
            </table:table-row>
            <table:table-row>
              <table:table-cell office:value-type="string">
                <text:p>-6</text:p>
              </table:table-cell>
              <table:table-cell office:value-type="float" office:value="0.733333333333333">
                <text:p>0.733333333333333</text:p>
              </table:table-cell>
              <table:table-cell office:value-type="float" office:value="0.825">
                <text:p>0.825</text:p>
              </table:table-cell>
              <table:table-cell office:value-type="float" office:value="0.825">
                <text:p>0.825</text:p>
              </table:table-cell>
            </table:table-row>
            <table:table-row>
              <table:table-cell office:value-type="string">
                <text:p>-5</text:p>
              </table:table-cell>
              <table:table-cell office:value-type="float" office:value="0.644">
                <text:p>0.644</text:p>
              </table:table-cell>
              <table:table-cell office:value-type="float" office:value="0.828">
                <text:p>0.828</text:p>
              </table:table-cell>
              <table:table-cell office:value-type="float" office:value="0.828">
                <text:p>0.828</text:p>
              </table:table-cell>
            </table:table-row>
            <table:table-row>
              <table:table-cell office:value-type="string">
                <text:p>-4</text:p>
              </table:table-cell>
              <table:table-cell office:value-type="float" office:value="0.646153846153846">
                <text:p>0.646153846153846</text:p>
              </table:table-cell>
              <table:table-cell office:value-type="float" office:value="0.830769230769231">
                <text:p>0.830769230769231</text:p>
              </table:table-cell>
              <table:table-cell office:value-type="float" office:value="0.830769230769231">
                <text:p>0.830769230769231</text:p>
              </table:table-cell>
            </table:table-row>
            <table:table-row>
              <table:table-cell office:value-type="string">
                <text:p>-3</text:p>
              </table:table-cell>
              <table:table-cell office:value-type="float" office:value="0.555555555555556">
                <text:p>0.555555555555556</text:p>
              </table:table-cell>
              <table:table-cell office:value-type="float" office:value="0.833333333333333">
                <text:p>0.833333333333333</text:p>
              </table:table-cell>
              <table:table-cell office:value-type="float" office:value="0.833333333333333">
                <text:p>0.833333333333333</text:p>
              </table:table-cell>
            </table:table-row>
            <table:table-row>
              <table:table-cell office:value-type="string">
                <text:p>-2</text:p>
              </table:table-cell>
              <table:table-cell office:value-type="float" office:value="0.557142857142857">
                <text:p>0.557142857142857</text:p>
              </table:table-cell>
              <table:table-cell office:value-type="float" office:value="0.835714285714286">
                <text:p>0.835714285714286</text:p>
              </table:table-cell>
              <table:table-cell office:value-type="float" office:value="0.835714285714286">
                <text:p>0.835714285714286</text:p>
              </table:table-cell>
            </table:table-row>
            <table:table-row>
              <table:table-cell office:value-type="string">
                <text:p>-1</text:p>
              </table:table-cell>
              <table:table-cell office:value-type="float" office:value="0.46551724137931">
                <text:p>0.46551724137931</text:p>
              </table:table-cell>
              <table:table-cell office:value-type="float" office:value="0">
                <text:p>0</text:p>
              </table:table-cell>
              <table:table-cell office:value-type="float" office:value="0.837931034482759">
                <text:p>0.837931034482759</text:p>
              </table:table-cell>
            </table:table-row>
            <table:table-row>
              <table:table-cell office:value-type="string">
                <text:p>0</text:p>
              </table:table-cell>
              <table:table-cell office:value-type="float" office:value="0.466666666666667">
                <text:p>0.466666666666667</text:p>
              </table:table-cell>
              <table:table-cell office:value-type="float" office:value="0">
                <text:p>0</text:p>
              </table:table-cell>
              <table:table-cell office:value-type="float" office:value="0.84">
                <text:p>0.84</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812903225806452">
                <text:p>0.812903225806452</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7875">
                <text:p>0.7875</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763636363636364">
                <text:p>0.763636363636364</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741176470588235">
                <text:p>0.741176470588235</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72">
                <text:p>0.72</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7">
                <text:p>0.7</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681081081081081">
                <text:p>0.681081081081081</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0.663157894736842">
                <text:p>0.663157894736842</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0.646153846153846">
                <text:p>0.646153846153846</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0.63">
                <text:p>0.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7" style:family="chart">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000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0066c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cm" svg:height="8.323cm" xlink:href="." xlink:type="simple" chart:class="chart:bar" chart:style-name="ch1">
        <chart:legend chart:legend-position="end" svg:x="15.399cm" svg:y="3.417cm" chart:style-name="ch2"/>
        <chart:plot-area chart:style-name="ch3" chart:data-source-has-labels="both" svg:x="1.331cm" svg:y="1.34cm" svg:width="13.388cm" svg:height="5.856cm">
          <chartooo:coordinate-region svg:x="2.258cm" svg:y="1.54cm" svg:width="12.461cm" svg:height="4.613cm"/>
          <chart:axis chart:dimension="x" chart:name="primary-x" chart:style-name="ch4">
            <chart:title svg:x="5.94cm" svg:y="7.362cm" chart:style-name="ch5">
              <text:p>cantidad de bloques pedidos</text:p>
            </chart:title>
            <chart:categories table:cell-range-address="local-table.$A$2:.$A$21"/>
          </chart:axis>
          <chart:axis chart:dimension="x" chart:name="secondary-x" chart:style-name="ch6">
            <chart:title svg:x="14.997cm" svg:y="6.371cm" chart:style-name="ch7">
              <text:p>buffer</text:p>
            </chart:title>
          </chart:axis>
          <chart:axis chart:dimension="y" chart:name="primary-y" chart:style-name="ch8">
            <chart:title svg:x="0.451cm" svg:y="4.815cm" chart:style-name="ch9">
              <text:p>hit rate</text:p>
            </chart:title>
            <chart:grid chart:style-name="ch10" chart:class="major"/>
          </chart:axis>
          <chart:series chart:style-name="ch11" chart:values-cell-range-address="local-table.$B$2:.$B$21" chart:label-cell-address="local-table.$B$1" chart:class="chart:bar">
            <chart:data-point chart:repeated="20"/>
          </chart:series>
          <chart:series chart:style-name="ch12" chart:values-cell-range-address="local-table.$C$2:.$C$21" chart:label-cell-address="local-table.$C$1" chart:class="chart:bar">
            <chart:data-point chart:repeated="20"/>
          </chart:series>
          <chart:series chart:style-name="ch13" chart:values-cell-range-address="local-table.$D$2:.$D$21" chart:label-cell-address="local-table.$D$1" chart:class="chart:bar">
            <chart:data-point chart:repeated="2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FO</text:p>
              </table:table-cell>
              <table:table-cell office:value-type="string">
                <text:p>LRU</text:p>
              </table:table-cell>
              <table:table-cell office:value-type="string">
                <text:p>MRU</text:p>
              </table:table-cell>
            </table:table-row>
          </table:table-header-rows>
          <table:table-rows>
            <table:table-row>
              <table:table-cell office:value-type="string">
                <text:p>20 4</text:p>
                <text:list>
                  <text:list-item>
                    <text:p>20</text:p>
                  </text:list-item>
                  <text:list-item>
                    <text:p>4</text:p>
                  </text:list-item>
                </text:list>
              </table:table-cell>
              <table:table-cell office:value-type="float" office:value="0.0869565217391">
                <text:p>0.0869565217391</text:p>
              </table:table-cell>
              <table:table-cell office:value-type="float" office:value="0.0869565217391">
                <text:p>0.0869565217391</text:p>
              </table:table-cell>
              <table:table-cell office:value-type="float" office:value="0.0434782608696">
                <text:p>0.0434782608696</text:p>
              </table:table-cell>
            </table:table-row>
            <table:table-row>
              <table:table-cell office:value-type="string">
                <text:p>20 20</text:p>
                <text:list>
                  <text:list-item>
                    <text:p>20</text:p>
                  </text:list-item>
                  <text:list-item>
                    <text:p>20</text:p>
                  </text:list-item>
                </text:list>
              </table:table-cell>
              <table:table-cell office:value-type="float" office:value="0.173913043478">
                <text:p>0.173913043478</text:p>
              </table:table-cell>
              <table:table-cell office:value-type="float" office:value="0.173913043478">
                <text:p>0.173913043478</text:p>
              </table:table-cell>
              <table:table-cell office:value-type="float" office:value="0.173913043478">
                <text:p>0.173913043478</text:p>
              </table:table-cell>
            </table:table-row>
            <table:table-row>
              <table:table-cell office:value-type="string">
                <text:p>20 80</text:p>
                <text:list>
                  <text:list-item>
                    <text:p>20</text:p>
                  </text:list-item>
                  <text:list-item>
                    <text:p>80</text:p>
                  </text:list-item>
                </text:list>
              </table:table-cell>
              <table:table-cell office:value-type="float" office:value="0.217391304348">
                <text:p>0.217391304348</text:p>
              </table:table-cell>
              <table:table-cell office:value-type="float" office:value="0.217391304348">
                <text:p>0.217391304348</text:p>
              </table:table-cell>
              <table:table-cell office:value-type="float" office:value="0.217391304348">
                <text:p>0.217391304348</text:p>
              </table:table-cell>
            </table:table-row>
            <table:table-row>
              <table:table-cell office:value-type="string">
                <text:p>20 120</text:p>
                <text:list>
                  <text:list-item>
                    <text:p>20</text:p>
                  </text:list-item>
                  <text:list-item>
                    <text:p>120</text:p>
                  </text:list-item>
                </text:list>
              </table:table-cell>
              <table:table-cell office:value-type="float" office:value="0.130434782609">
                <text:p>0.130434782609</text:p>
              </table:table-cell>
              <table:table-cell office:value-type="float" office:value="0.130434782609">
                <text:p>0.130434782609</text:p>
              </table:table-cell>
              <table:table-cell office:value-type="float" office:value="0.130434782609">
                <text:p>0.130434782609</text:p>
              </table:table-cell>
            </table:table-row>
            <table:table-row>
              <table:table-cell office:value-type="string">
                <text:p>50 4</text:p>
                <text:list>
                  <text:list-item>
                    <text:p>50</text:p>
                  </text:list-item>
                  <text:list-item>
                    <text:p>4</text:p>
                  </text:list-item>
                </text:list>
              </table:table-cell>
              <table:table-cell office:value-type="float" office:value="0.0188679245283">
                <text:p>0.0188679245283</text:p>
              </table:table-cell>
              <table:table-cell office:value-type="float" office:value="0.0188679245283">
                <text:p>0.0188679245283</text:p>
              </table:table-cell>
              <table:table-cell office:value-type="float" office:value="0">
                <text:p>0</text:p>
              </table:table-cell>
            </table:table-row>
            <table:table-row>
              <table:table-cell office:value-type="string">
                <text:p>50 20</text:p>
                <text:list>
                  <text:list-item>
                    <text:p>50</text:p>
                  </text:list-item>
                  <text:list-item>
                    <text:p>20</text:p>
                  </text:list-item>
                </text:list>
              </table:table-cell>
              <table:table-cell office:value-type="float" office:value="0.0943396226415">
                <text:p>0.0943396226415</text:p>
              </table:table-cell>
              <table:table-cell office:value-type="float" office:value="0.0943396226415">
                <text:p>0.0943396226415</text:p>
              </table:table-cell>
              <table:table-cell office:value-type="float" office:value="0.0754716981132">
                <text:p>0.0754716981132</text:p>
              </table:table-cell>
            </table:table-row>
            <table:table-row>
              <table:table-cell office:value-type="string">
                <text:p>50 80</text:p>
                <text:list>
                  <text:list-item>
                    <text:p>50</text:p>
                  </text:list-item>
                  <text:list-item>
                    <text:p>80</text:p>
                  </text:list-item>
                </text:list>
              </table:table-cell>
              <table:table-cell office:value-type="float" office:value="0.150943396226">
                <text:p>0.150943396226</text:p>
              </table:table-cell>
              <table:table-cell office:value-type="float" office:value="0.150943396226">
                <text:p>0.150943396226</text:p>
              </table:table-cell>
              <table:table-cell office:value-type="float" office:value="0.150943396226">
                <text:p>0.150943396226</text:p>
              </table:table-cell>
            </table:table-row>
            <table:table-row>
              <table:table-cell office:value-type="string">
                <text:p>50 120</text:p>
                <text:list>
                  <text:list-item>
                    <text:p>50</text:p>
                  </text:list-item>
                  <text:list-item>
                    <text:p>120</text:p>
                  </text:list-item>
                </text:list>
              </table:table-cell>
              <table:table-cell office:value-type="float" office:value="0.188679245283">
                <text:p>0.188679245283</text:p>
              </table:table-cell>
              <table:table-cell office:value-type="float" office:value="0.188679245283">
                <text:p>0.188679245283</text:p>
              </table:table-cell>
              <table:table-cell office:value-type="float" office:value="0.188679245283">
                <text:p>0.188679245283</text:p>
              </table:table-cell>
            </table:table-row>
            <table:table-row>
              <table:table-cell office:value-type="string">
                <text:p>80 4</text:p>
                <text:list>
                  <text:list-item>
                    <text:p>80</text:p>
                  </text:list-item>
                  <text:list-item>
                    <text:p>4</text:p>
                  </text:list-item>
                </text:list>
              </table:table-cell>
              <table:table-cell office:value-type="float" office:value="0.0361445783133">
                <text:p>0.0361445783133</text:p>
              </table:table-cell>
              <table:table-cell office:value-type="float" office:value="0.0361445783133">
                <text:p>0.0361445783133</text:p>
              </table:table-cell>
              <table:table-cell office:value-type="float" office:value="0.0120481927711">
                <text:p>0.0120481927711</text:p>
              </table:table-cell>
            </table:table-row>
            <table:table-row>
              <table:table-cell office:value-type="string">
                <text:p>80 20</text:p>
                <text:list>
                  <text:list-item>
                    <text:p>80</text:p>
                  </text:list-item>
                  <text:list-item>
                    <text:p>20</text:p>
                  </text:list-item>
                </text:list>
              </table:table-cell>
              <table:table-cell office:value-type="float" office:value="0.10843373494">
                <text:p>0.10843373494</text:p>
              </table:table-cell>
              <table:table-cell office:value-type="float" office:value="0.120481927711">
                <text:p>0.120481927711</text:p>
              </table:table-cell>
              <table:table-cell office:value-type="float" office:value="0.10843373494">
                <text:p>0.10843373494</text:p>
              </table:table-cell>
            </table:table-row>
            <table:table-row>
              <table:table-cell office:value-type="string">
                <text:p>80 80</text:p>
                <text:list>
                  <text:list-item>
                    <text:p>80</text:p>
                  </text:list-item>
                  <text:list-item>
                    <text:p>80</text:p>
                  </text:list-item>
                </text:list>
              </table:table-cell>
              <table:table-cell office:value-type="float" office:value="0.228915662651">
                <text:p>0.228915662651</text:p>
              </table:table-cell>
              <table:table-cell office:value-type="float" office:value="0.228915662651">
                <text:p>0.228915662651</text:p>
              </table:table-cell>
              <table:table-cell office:value-type="float" office:value="0.228915662651">
                <text:p>0.228915662651</text:p>
              </table:table-cell>
            </table:table-row>
            <table:table-row>
              <table:table-cell office:value-type="string">
                <text:p>80 120</text:p>
                <text:list>
                  <text:list-item>
                    <text:p>80</text:p>
                  </text:list-item>
                  <text:list-item>
                    <text:p>120</text:p>
                  </text:list-item>
                </text:list>
              </table:table-cell>
              <table:table-cell office:value-type="float" office:value="0.240963855422">
                <text:p>0.240963855422</text:p>
              </table:table-cell>
              <table:table-cell office:value-type="float" office:value="0.240963855422">
                <text:p>0.240963855422</text:p>
              </table:table-cell>
              <table:table-cell office:value-type="float" office:value="0.240963855422">
                <text:p>0.240963855422</text:p>
              </table:table-cell>
            </table:table-row>
            <table:table-row>
              <table:table-cell office:value-type="string">
                <text:p>100 4</text:p>
                <text:list>
                  <text:list-item>
                    <text:p>100</text:p>
                  </text:list-item>
                  <text:list-item>
                    <text:p>4</text:p>
                  </text:list-item>
                </text:list>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 20</text:p>
                <text:list>
                  <text:list-item>
                    <text:p>100</text:p>
                  </text:list-item>
                  <text:list-item>
                    <text:p>20</text:p>
                  </text:list-item>
                </text:list>
              </table:table-cell>
              <table:table-cell office:value-type="float" office:value="0.106796116505">
                <text:p>0.106796116505</text:p>
              </table:table-cell>
              <table:table-cell office:value-type="float" office:value="0.106796116505">
                <text:p>0.106796116505</text:p>
              </table:table-cell>
              <table:table-cell office:value-type="float" office:value="0.0873786407767">
                <text:p>0.0873786407767</text:p>
              </table:table-cell>
            </table:table-row>
            <table:table-row>
              <table:table-cell office:value-type="string">
                <text:p>100 80</text:p>
                <text:list>
                  <text:list-item>
                    <text:p>100</text:p>
                  </text:list-item>
                  <text:list-item>
                    <text:p>80</text:p>
                  </text:list-item>
                </text:list>
              </table:table-cell>
              <table:table-cell office:value-type="float" office:value="0.145631067961">
                <text:p>0.145631067961</text:p>
              </table:table-cell>
              <table:table-cell office:value-type="float" office:value="0.145631067961">
                <text:p>0.145631067961</text:p>
              </table:table-cell>
              <table:table-cell office:value-type="float" office:value="0.145631067961">
                <text:p>0.145631067961</text:p>
              </table:table-cell>
            </table:table-row>
            <table:table-row>
              <table:table-cell office:value-type="string">
                <text:p>100 120</text:p>
                <text:list>
                  <text:list-item>
                    <text:p>100</text:p>
                  </text:list-item>
                  <text:list-item>
                    <text:p>120</text:p>
                  </text:list-item>
                </text:list>
              </table:table-cell>
              <table:table-cell office:value-type="float" office:value="0.242718446602">
                <text:p>0.242718446602</text:p>
              </table:table-cell>
              <table:table-cell office:value-type="float" office:value="0.242718446602">
                <text:p>0.242718446602</text:p>
              </table:table-cell>
              <table:table-cell office:value-type="float" office:value="0.242718446602">
                <text:p>0.242718446602</text:p>
              </table:table-cell>
            </table:table-row>
            <table:table-row>
              <table:table-cell office:value-type="string">
                <text:p>120 4</text:p>
                <text:list>
                  <text:list-item>
                    <text:p>120</text:p>
                  </text:list-item>
                  <text:list-item>
                    <text:p>4</text:p>
                  </text:list-item>
                </text:list>
              </table:table-cell>
              <table:table-cell office:value-type="float" office:value="0.0243902439024">
                <text:p>0.0243902439024</text:p>
              </table:table-cell>
              <table:table-cell office:value-type="float" office:value="0.0243902439024">
                <text:p>0.0243902439024</text:p>
              </table:table-cell>
              <table:table-cell office:value-type="float" office:value="0.0162601626016">
                <text:p>0.0162601626016</text:p>
              </table:table-cell>
            </table:table-row>
            <table:table-row>
              <table:table-cell office:value-type="string">
                <text:p>120 20</text:p>
                <text:list>
                  <text:list-item>
                    <text:p>120</text:p>
                  </text:list-item>
                  <text:list-item>
                    <text:p>20</text:p>
                  </text:list-item>
                </text:list>
              </table:table-cell>
              <table:table-cell office:value-type="float" office:value="0.113821138211">
                <text:p>0.113821138211</text:p>
              </table:table-cell>
              <table:table-cell office:value-type="float" office:value="0.113821138211">
                <text:p>0.113821138211</text:p>
              </table:table-cell>
              <table:table-cell office:value-type="float" office:value="0.0243902439024">
                <text:p>0.0243902439024</text:p>
              </table:table-cell>
            </table:table-row>
            <table:table-row>
              <table:table-cell office:value-type="string">
                <text:p>120 80</text:p>
                <text:list>
                  <text:list-item>
                    <text:p>120</text:p>
                  </text:list-item>
                  <text:list-item>
                    <text:p>80</text:p>
                  </text:list-item>
                </text:list>
              </table:table-cell>
              <table:table-cell office:value-type="float" office:value="0.19512195122">
                <text:p>0.19512195122</text:p>
              </table:table-cell>
              <table:table-cell office:value-type="float" office:value="0.19512195122">
                <text:p>0.19512195122</text:p>
              </table:table-cell>
              <table:table-cell office:value-type="float" office:value="0.19512195122">
                <text:p>0.19512195122</text:p>
              </table:table-cell>
            </table:table-row>
            <table:table-row>
              <table:table-cell office:value-type="string">
                <text:p>120 120</text:p>
                <text:list>
                  <text:list-item>
                    <text:p>120</text:p>
                  </text:list-item>
                  <text:list-item>
                    <text:p>120</text:p>
                  </text:list-item>
                </text:list>
              </table:table-cell>
              <table:table-cell office:value-type="float" office:value="0.235772357724">
                <text:p>0.235772357724</text:p>
              </table:table-cell>
              <table:table-cell office:value-type="float" office:value="0.235772357724">
                <text:p>0.235772357724</text:p>
              </table:table-cell>
              <table:table-cell office:value-type="float" office:value="0.235772357724">
                <text:p>0.2357723577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